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SemiLight" svg:font-family="'Bahnschrift SemiLigh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0" svg:font-family="0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/>
      <style:text-properties style:font-name="Calibri" fo:font-weight="bold" style:font-weight-asian="bold"/>
    </style:style>
    <style:style style:name="P3" style:family="paragraph" style:parent-style-name="Standard">
      <style:paragraph-properties fo:line-height="100%"/>
      <style:text-properties style:font-name="Calibri" fo:font-size="11pt" fo:font-weight="normal" style:font-size-asian="11pt" style:font-weight-asian="normal"/>
    </style:style>
    <style:style style:name="P4" style:family="paragraph" style:parent-style-name="Standard">
      <style:paragraph-properties fo:line-height="100%"/>
      <style:text-properties style:font-name="Calibri" fo:font-size="11pt" fo:font-style="normal" style:text-underline-style="none" fo:font-weight="normal" style:font-size-asian="11pt" style:font-style-asian="normal" style:font-weight-asian="normal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/>
      <style:text-properties fo:color="#004dbb" loext:opacity="100%" style:font-name="Calibri" fo:font-size="11pt" fo:font-style="normal" style:text-underline-style="none" fo:font-weight="normal" style:font-size-asian="11pt" style:font-style-asian="normal" style:font-weight-asian="normal"/>
    </style:style>
    <style:style style:name="P7" style:family="paragraph" style:parent-style-name="Standard" style:list-style-name="WWNum1">
      <style:paragraph-properties fo:margin-left="1.27cm" fo:margin-right="0cm" fo:line-height="100%" fo:text-indent="-0.635cm" style:auto-text-indent="false"/>
    </style:style>
    <style:style style:name="P8" style:family="paragraph" style:parent-style-name="Standard" style:list-style-name="WWNum2">
      <style:paragraph-properties fo:margin-left="1.33cm" fo:margin-right="0cm" fo:line-height="100%" fo:text-indent="-0.7cm" style:auto-text-indent="false"/>
      <style:text-properties style:use-window-font-color="true" loext:opacity="0%" style:font-name="Calibri" fo:font-size="11pt" fo:language="fr" fo:country="FR" fo:font-style="normal" style:text-underline-style="none" fo:font-weight="normal" style:letter-kerning="true" style:font-name-asian="0" style:font-size-asian="11pt" style:language-asian="zh" style:country-asian="CN" style:font-style-asian="normal" style:font-weight-asian="normal" style:font-name-complex="Lucida Sans" style:font-size-complex="12pt" style:language-complex="hi" style:country-complex="IN"/>
    </style:style>
    <style:style style:name="T1" style:family="text">
      <style:text-properties style:font-name="Calibri" fo:font-size="14pt" fo:font-weight="bold" style:font-size-asian="14pt" style:font-weight-asian="bold"/>
    </style:style>
    <style:style style:name="T2" style:family="text">
      <style:text-properties style:font-name="Calibri" fo:font-weight="normal" style:font-weight-asian="normal"/>
    </style:style>
    <style:style style:name="T3" style:family="text">
      <style:text-properties style:font-name="Calibri" fo:font-size="11pt" fo:font-weight="bold" style:font-size-asian="11pt" style:font-weight-asian="bold"/>
    </style:style>
    <style:style style:name="T4" style:family="text">
      <style:text-properties style:font-name="Calibri" fo:font-size="11pt" fo:font-weight="normal" style:font-size-asian="11pt" style:font-weight-asian="normal"/>
    </style:style>
    <style:style style:name="T5" style:family="text">
      <style:text-properties style:font-name="Calibri" fo:font-size="11pt" fo:font-style="normal" style:text-underline-style="none" fo:font-weight="bold" style:font-size-asian="11pt" style:font-style-asian="normal" style:font-weight-asian="bold"/>
    </style:style>
    <style:style style:name="T6" style:family="text">
      <style:text-properties style:font-name="Calibri" fo:font-size="11pt" fo:font-style="normal" style:text-underline-style="none" fo:font-weight="normal" style:font-size-asian="11pt" style:font-style-asian="normal" style:font-weight-asian="normal"/>
    </style:style>
    <style:style style:name="T7" style:family="text">
      <style:text-properties style:font-name="Calibri" fo:font-size="11pt" fo:font-style="italic" style:text-underline-style="none" fo:font-weight="normal" style:font-size-asian="11pt" style:font-style-asian="italic" style:font-weight-asian="normal"/>
    </style:style>
    <style:style style:name="T8" style:family="text">
      <style:text-properties fo:color="#00b050" loext:opacity="100%" style:font-name="Calibri" fo:font-size="11pt" fo:font-weight="normal" style:font-size-asian="11pt" style:font-weight-asian="normal"/>
    </style:style>
    <style:style style:name="T9" style:family="text">
      <style:text-properties fo:color="#00b050" loext:opacity="100%" style:font-name="Bahnschrift SemiLight" fo:font-size="11pt" fo:font-style="normal" style:text-underline-style="none" fo:font-weight="normal" style:font-size-asian="11pt" style:font-style-asian="normal" style:font-weight-asian="normal"/>
    </style:style>
    <style:style style:name="T10" style:family="text">
      <style:text-properties fo:color="#004dbb" loext:opacity="100%" style:font-name="Bahnschrift SemiLight" fo:font-size="11pt" fo:font-weight="normal" style:font-size-asian="11pt" style:font-weight-asian="normal"/>
    </style:style>
    <style:style style:name="T11" style:family="text">
      <style:text-properties fo:color="#004dbb" loext:opacity="100%" style:font-name="Bahnschrift SemiLight" fo:font-size="11pt" style:text-underline-style="solid" style:text-underline-width="auto" style:text-underline-color="font-color" fo:font-weight="normal" style:font-size-asian="11pt" style:font-weight-asian="normal"/>
    </style:style>
    <style:style style:name="T12" style:family="text">
      <style:text-properties fo:color="#004dbb" loext:opacity="100%" style:font-name="Bahnschrift SemiLight" fo:font-size="11pt" style:text-underline-style="none" fo:font-weight="bold" style:font-size-asian="11pt" style:font-weight-asian="bold"/>
    </style:style>
    <style:style style:name="T13" style:family="text">
      <style:text-properties fo:color="#004dbb" loext:opacity="100%" style:font-name="Bahnschrift SemiLight" fo:font-size="11pt" style:text-underline-style="none" fo:font-weight="normal" style:font-size-asian="11pt" style:font-weight-asian="normal"/>
    </style:style>
    <style:style style:name="T14" style:family="text">
      <style:text-properties fo:color="#004dbb" loext:opacity="100%" style:font-name="Bahnschrift SemiLight" fo:font-size="11pt" fo:font-style="italic" style:text-underline-style="none" fo:font-weight="normal" style:font-size-asian="11pt" style:font-style-asian="italic" style:font-weight-asian="normal"/>
    </style:style>
    <style:style style:name="T15" style:family="text">
      <style:text-properties fo:color="#004dbb" loext:opacity="100%" style:font-name="Bahnschrift SemiLight" fo:font-size="11pt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16" style:family="text">
      <style:text-properties fo:color="#004dbb" loext:opacity="100%" style:font-name="Bahnschrift SemiLight" fo:font-size="11pt" fo:font-style="normal" style:text-underline-style="none" fo:font-weight="normal" style:font-size-asian="11pt" style:font-style-asian="normal" style:font-weight-asian="normal"/>
    </style:style>
    <style:style style:name="T17" style:family="text">
      <style:text-properties fo:color="#004dbb" loext:opacity="100%" style:font-name="Bahnschrift SemiLight" fo:font-size="11pt" fo:font-style="normal" style:text-underline-style="none" fo:font-weight="bold" style:font-size-asian="11pt" style:font-style-asian="normal" style:font-weight-asian="bold"/>
    </style:style>
    <style:style style:name="T18" style:family="text">
      <style:text-properties fo:color="#ff0000" loext:opacity="100%" style:font-name="Bahnschrift SemiLight" fo:font-size="11pt" fo:font-weight="normal" style:font-size-asian="11pt" style:font-weight-asian="normal"/>
    </style:style>
    <style:style style:name="T19" style:family="text">
      <style:text-properties fo:color="#ff0000" loext:opacity="100%" style:font-name="Bahnschrift SemiLight" fo:font-size="11pt" style:text-underline-style="none" fo:font-weight="normal" style:font-size-asian="11pt" style:font-weight-asian="normal"/>
    </style:style>
    <style:style style:name="T20" style:family="text">
      <style:text-properties fo:color="#ff0000" loext:opacity="100%" style:font-name="Bahnschrift SemiLight" fo:font-size="11pt" fo:font-style="normal" style:text-underline-style="none" fo:font-weight="normal" style:font-size-asian="11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njon FI: conditions: priorité des opérateurs</text:span></text:p>
      <text:p text:style-name="P2"/>
      <text:p text:style-name="P1"><text:span text:style-name="T2">La priorité la plus faible est traitée en premier.</text:span></text:p>
      <text:p text:style-name="P1"><text:span text:style-name="T2">Les priorités de même niveau sont traitées de gauche à droite.</text:span></text:p>
      <text:p text:style-name="P2"/>
      <text:p text:style-name="P1"><text:span text:style-name="T3">A) opérateurs pour combiner plusieurs compléments d’une même condition (1 verbe)</text:span></text:p>
      <text:list xml:id="list2025232083" text:style-name="WWNum1">
        <text:list-item>
          <text:p text:style-name="P7"><text:span text:style-name="T4">et</text:span></text:p>
        </text:list-item>
        <text:list-item>
          <text:p text:style-name="P7"><text:span text:style-name="T4">ou </text:span><text:span text:style-name="T8">(ou inclusif)</text:span></text:p>
        </text:list-item>
        <text:list-item>
          <text:p text:style-name="P7"><text:span text:style-name="T4">ni</text:span></text:p>
        </text:list-item>
        <text:list-item>
          <text:p text:style-name="P7"><text:span text:style-name="T4">soit </text:span><text:span text:style-name="T8">(ou exclusif)</text:span></text:p>
        </text:list-item>
        <text:list-item>
          <text:p text:style-name="P7"><text:span text:style-name="T4">ainsi que / mais pas* / mais bien* / mais ni*</text:span></text:p>
        </text:list-item>
      </text:list>
      <text:p text:style-name="P3"/>
      <text:p text:style-name="P5"><text:span text:style-name="T4">exemples :**</text:span></text:p>
      <text:p text:style-name="P5"><text:span text:style-name="T10">si le chien est </text:span><text:span text:style-name="T18">(</text:span><text:span text:style-name="T10">fatigué </text:span><text:span text:style-name="T11">ou</text:span><text:span text:style-name="T12"> </text:span><text:span text:style-name="T13">essoufflé</text:span><text:span text:style-name="T19">)</text:span><text:span text:style-name="T13"> </text:span><text:span text:style-name="T11">mais </text:span><text:span text:style-name="T19">(</text:span><text:span text:style-name="T11">pas</text:span><text:span text:style-name="T13"> affamé</text:span><text:span text:style-name="T19">)</text:span></text:p>
      <text:p text:style-name="P5"><text:span text:style-name="T13">si le joueur possède </text:span><text:span text:style-name="T19">(</text:span><text:span text:style-name="T13">le pantalon</text:span><text:span text:style-name="T19">)</text:span><text:span text:style-name="T13"> </text:span><text:span text:style-name="T11">mais</text:span><text:span text:style-name="T13"> </text:span><text:span text:style-name="T19">(</text:span><text:span text:style-name="T11">ni</text:span><text:span text:style-name="T13"> la chemise </text:span><text:span text:style-name="T11">ni</text:span><text:span text:style-name="T13"> la veste</text:span><text:span text:style-name="T19">)</text:span></text:p>
      <text:p text:style-name="P5"><text:span text:style-name="T13">si ceci </text:span><text:span text:style-name="T14">se trouve </text:span><text:span text:style-name="T15">soit</text:span><text:span text:style-name="T16"> sur le chemin </text:span><text:span text:style-name="T15">soit</text:span><text:span text:style-name="T16"> dans le jardin</text:span></text:p>
      <text:p text:style-name="P5"><text:span text:style-name="T16">si cela est </text:span><text:span text:style-name="T20">(</text:span><text:span text:style-name="T16">troué </text:span><text:span text:style-name="T15">ou</text:span><text:span text:style-name="T16"> fendu</text:span><text:span text:style-name="T20">)</text:span><text:span text:style-name="T16"> </text:span><text:span text:style-name="T15">ainsi que</text:span><text:span text:style-name="T16"> </text:span><text:span text:style-name="T20">(</text:span><text:span text:style-name="T16">rempli </text:span><text:span text:style-name="T15">ou</text:span><text:span text:style-name="T16"> friable</text:span><text:span text:style-name="T20">)</text:span></text:p>
      <text:p text:style-name="P6"/>
      <text:p text:style-name="P4"/>
      <text:p text:style-name="P5"><text:span text:style-name="T5">B) opérateurs pour combiner plusieurs conditions (différents verbes)</text:span></text:p>
      <text:list xml:id="list101532735332450" text:continue-numbering="true" text:style-name="WWNum1">
        <text:list-item>
          <text:p text:style-name="P7"><text:span text:style-name="T6">et si</text:span></text:p>
        </text:list-item>
        <text:list-item>
          <text:p text:style-name="P7"><text:span text:style-name="T6">ou si</text:span></text:p>
        </text:list-item>
      </text:list>
      <text:p text:style-name="P4"/>
      <text:p text:style-name="P5"><text:span text:style-name="T6">exemples :**</text:span></text:p>
      <text:p text:style-name="P5"><text:span text:style-name="T16">si </text:span><text:span text:style-name="T20">(</text:span><text:span text:style-name="T16">ceci </text:span><text:span text:style-name="T14">est </text:span><text:span text:style-name="T16">rouge ou vert</text:span><text:span text:style-name="T20">)</text:span><text:span text:style-name="T16"> </text:span><text:span text:style-name="T15">et si</text:span><text:span text:style-name="T16"> </text:span><text:span text:style-name="T20">(</text:span><text:span text:style-name="T16">ceci </text:span><text:span text:style-name="T14">se trouve </text:span><text:span text:style-name="T16">ici</text:span><text:span text:style-name="T20">)</text:span></text:p>
      <text:p text:style-name="P5"><text:span text:style-name="T16">si </text:span><text:span text:style-name="T20">(</text:span><text:span text:style-name="T16">le roi </text:span><text:span text:style-name="T14">possède </text:span><text:span text:style-name="T16">l’épée ou la lance</text:span><text:span text:style-name="T20">)</text:span><text:span text:style-name="T16"> </text:span><text:span text:style-name="T15">et si</text:span><text:span text:style-name="T16"> </text:span><text:span text:style-name="T20">(</text:span><text:span text:style-name="T16">l’historique </text:span><text:span text:style-name="T14">contient </text:span><text:span text:style-name="T16">"dragon vaincu"</text:span><text:span text:style-name="T20">)</text:span></text:p>
      <text:p text:style-name="P5"><text:span text:style-name="T16">si </text:span><text:span text:style-name="T20">(</text:span><text:span text:style-name="T16">le joueur </text:span><text:span text:style-name="T14">possède </text:span><text:span text:style-name="T16">le rubis ou le diamant</text:span><text:span text:style-name="T20">)</text:span><text:span text:style-name="T16"> </text:span><text:span text:style-name="T15">ou si</text:span><text:span text:style-name="T16"> </text:span><text:span text:style-name="T9">(</text:span><text:span text:style-name="T20">(</text:span><text:span text:style-name="T16">le joueur </text:span><text:span text:style-name="T14">est </text:span><text:span text:style-name="T16">riche</text:span><text:span text:style-name="T20">)</text:span><text:span text:style-name="T16"> </text:span><text:span text:style-name="T15">et si</text:span><text:span text:style-name="T16"> </text:span><text:span text:style-name="T20">(</text:span><text:span text:style-name="T16">le roi est content</text:span><text:span text:style-name="T20">)</text:span><text:span text:style-name="T9">)</text:span></text:p>
      <text:p text:style-name="P4"/>
      <text:p text:style-name="P5"><text:span text:style-name="T5">C) opérateur pour changer l’ordre des priorités</text:span></text:p>
      <text:list xml:id="list3850086357" text:style-name="WWNum2">
        <text:list-item>
          <text:p text:style-name="P8">( )</text:p>
        </text:list-item>
      </text:list>
      <text:p text:style-name="P4"/>
      <text:p text:style-name="P5"><text:span text:style-name="T6">exemple:</text:span></text:p>
      <text:p text:style-name="P5"><text:span text:style-name="T16">si la vie atteint 100 mais pas 200 et si </text:span><text:span text:style-name="T17">( </text:span><text:span text:style-name="T16">le joueur est malade ou si le joueur </text:span><text:span text:style-name="T14">se trouve</text:span><text:span text:style-name="T16"> dans le donjon </text:span><text:span text:style-name="T17">)</text:span></text:p>
      <text:p text:style-name="P4"/>
      <text:p text:style-name="P5"><text:span text:style-name="T7">* maximum 1 utilisation, comme dernier opérateur de son niveau de priorité.</text:span></text:p>
      <text:p text:style-name="P5"><text:span text:style-name="T6">** les parenthèses sont ajoutées afin de faciliter la compréhension des exemples, elles ne sont pas nécessaires, à moins de vouloir changer l’ordre des priorités.</text:span></text:p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SemiLight" svg:font-family="'Bahnschrift SemiLigh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0" svg:font-family="0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/>
    <style:style style:name="ListLabel_20_1" style:display-name="ListLabel 1" style:family="text">
      <style:text-properties style:font-name="Calibri" fo:font-family="Calibri" style:font-family-generic="roman" style:font-pitch="variable" fo:font-size="11pt" fo:font-weight="normal" style:font-size-asian="11pt" style:font-weight-asian="normal"/>
    </style:style>
    <style:style style:name="ListLabel_20_2" style:display-name="ListLabel 2" style:family="text">
      <style:text-properties style:font-name="Calibri" fo:font-family="Calibri" style:font-family-generic="roman" style:font-pitch="variable"/>
    </style:style>
    <style:style style:name="ListLabel_20_3" style:display-name="ListLabel 3" style:family="text">
      <style:text-properties style:font-name="Calibri" fo:font-family="Calibri" style:font-family-generic="roman" style:font-pitch="variable"/>
    </style:style>
    <style:style style:name="Numbering_20_Symbols" style:display-name="Numbering Symbols" style:family="text"/>
    <style:style style:name="ListLabel_20_4" style:display-name="ListLabel 4" style:family="text">
      <style:text-properties style:font-name="Calibri" fo:font-family="Calibri" style:font-family-generic="roman" style:font-pitch="variable" fo:font-size="11pt" fo:font-weight="normal" style:font-size-asian="11pt" style:font-weight-asian="normal"/>
    </style:style>
    <style:style style:name="ListLabel_20_5" style:display-name="ListLabel 5" style:family="text">
      <style:text-properties style:font-name="Calibri" fo:font-family="Calibri" style:font-family-generic="roman" style:font-pitch="variable" fo:font-size="11pt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7cm" fo:margin-left="1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4.83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5.53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6.23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6.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31T10:15:30.519000000</dc:date>
    <meta:editing-duration>PT29S</meta:editing-duration>
    <meta:editing-cycles>1</meta:editing-cycles>
    <meta:document-statistic meta:table-count="0" meta:image-count="0" meta:object-count="0" meta:page-count="1" meta:paragraph-count="27" meta:word-count="245" meta:character-count="1317" meta:non-whitespace-character-count="1107"/>
    <meta:generator>LibreOffice/7.1.5.2$Windows_X86_64 LibreOffice_project/85f04e9f809797b8199d13c421bd8a2b025d52b5</meta:generator>
  </office:meta>
</office:document-meta>
</file>